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96e9" officeooo:paragraph-rsid="0018de55" style:font-size-asian="16pt" style:font-size-complex="16pt"/>
    </style:style>
    <style:style style:name="P2" style:family="paragraph" style:parent-style-name="Standard">
      <style:text-properties fo:font-size="16pt" officeooo:rsid="001096e9" officeooo:paragraph-rsid="001c1c9a" style:font-size-asian="16pt" style:font-size-complex="16pt"/>
    </style:style>
    <style:style style:name="P3" style:family="paragraph" style:parent-style-name="Standard">
      <style:text-properties fo:font-size="16pt" officeooo:rsid="0011be5f" officeooo:paragraph-rsid="0018de55" style:font-size-asian="16pt" style:font-size-complex="16pt"/>
    </style:style>
    <style:style style:name="P4" style:family="paragraph" style:parent-style-name="Standard">
      <style:text-properties fo:font-size="16pt" officeooo:rsid="001cd658" officeooo:paragraph-rsid="001cd658" style:font-size-asian="16pt" style:font-size-complex="16pt"/>
    </style:style>
    <style:style style:name="P5" style:family="paragraph" style:parent-style-name="Standard">
      <style:text-properties fo:font-size="16pt" officeooo:rsid="001c6e82" officeooo:paragraph-rsid="0018de55" style:font-size-asian="16pt" style:font-size-complex="16pt"/>
    </style:style>
    <style:style style:name="T1" style:family="text">
      <style:text-properties officeooo:rsid="0011be5f"/>
    </style:style>
    <style:style style:name="T2" style:family="text">
      <style:text-properties officeooo:rsid="0013b9f1"/>
    </style:style>
    <style:style style:name="T3" style:family="text">
      <style:text-properties officeooo:rsid="001a2e51"/>
    </style:style>
    <style:style style:name="T4" style:family="text">
      <style:text-properties officeooo:rsid="001cd6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0.2</text:p>
      <text:p text:style-name="P4">#0:COMPUTE_COUNT</text:p>
      <text:p text:style-name="P4">input:</text:p>
      <text:p text:style-name="P4"><text:tab/>barcode_collection:Array[string]</text:p>
      <text:p text:style-name="P4">output:</text:p>
      <text:p text:style-name="P4"><text:tab/>compute__count:Array[{barcode:’123’,count:12}]</text:p>
      <text:p text:style-name="P4">(估计5分钟)</text:p>
      <text:p text:style-name="P1">#1:COUNT_NUMBER</text:p>
      <text:p text:style-name="P1"><text:tab/>base_list:Array[{string}]</text:p>
      <text:p text:style-name="P1"><text:tab/><text:span text:style-name="T4">compute_count:Array[{barcode:’123’,count:12}]</text:span></text:p>
      <text:p text:style-name="P1">output:</text:p>
      <text:p text:style-name="P1"><text:tab/>count_number:Array[{barcode:123,name:”可口可<text:tab/><text:tab/><text:tab/>乐”,unit:”瓶”,price:3,count:2},{…<text:span text:style-name="T3">..}</text:span>]</text:p>
      <text:p text:style-name="P5">(估计时间:10分钟)</text:p>
      <text:p text:style-name="P1">#2:EVERY_SUM<text:span text:style-name="T2">（计算每个商品小计）</text:span></text:p>
      <text:p text:style-name="P1">input:</text:p>
      <text:p text:style-name="P2"><text:tab/>count_number:Array[{barcode:123,name:”可口可<text:tab/><text:tab/><text:tab/>乐”,unit:”瓶”,price:3,count:2},{…<text:span text:style-name="T3">..}</text:span>]</text:p>
      <text:p text:style-name="P1">output:</text:p>
      <text:p text:style-name="P1"><text:tab/>every_sum:Array[number]</text:p>
      <text:p text:style-name="P5">(估计时间:2分钟)</text:p>
      <text:p text:style-name="P1">#3:ALL_SUM<text:span text:style-name="T2">（计算总计）</text:span></text:p>
      <text:p text:style-name="P1">input:</text:p>
      <text:p text:style-name="P2"><text:tab/>count_number:Array[{barcode:123,name:”可口可<text:tab/><text:tab/><text:tab/>乐”,unit:”瓶”,price:3,count:2},{…<text:span text:style-name="T3">..}</text:span>]</text:p>
      <text:p text:style-name="P1">output:</text:p>
      <text:p text:style-name="P1"><text:tab/>all_sum:Number</text:p>
      <text:p text:style-name="P5">(估计时间:2分钟)</text:p>
      <text:p text:style-name="P1">#4:PRINT<text:span text:style-name="T2">（打印）</text:span></text:p>
      <text:p text:style-name="P1">input:</text:p>
      <text:p text:style-name="P2"><text:tab/>count_number:Array[{barcode:123,name:”可口可<text:tab/><text:tab/><text:tab/>乐”,unit:”瓶”,price:3,count:2},{…<text:span text:style-name="T3">..}</text:span>]</text:p>
      <text:p text:style-name="P1"><text:tab/><text:span text:style-name="T1">every_sum:Array[number]</text:span></text:p>
      <text:p text:style-name="P1"><text:tab/><text:span text:style-name="T1">all_sum:Array:Number</text:span></text:p>
      <text:p text:style-name="P3">output:</text:p>
      <text:p text:style-name="P3"><text:soft-page-break/><text:tab/>print:String</text:p>
      <text:p text:style-name="P5">(估计时间:10分钟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3:58:51.177655268</meta:creation-date>
    <dc:date>2017-07-12T17:00:45.594754293</dc:date>
    <meta:editing-duration>PT2H32M58S</meta:editing-duration>
    <meta:editing-cycles>9</meta:editing-cycles>
    <meta:generator>LibreOffice/5.3.1.2$Linux_X86_64 LibreOffice_project/30m0$Build-2</meta:generator>
    <meta:document-statistic meta:table-count="0" meta:image-count="0" meta:object-count="0" meta:page-count="2" meta:paragraph-count="33" meta:word-count="119" meta:character-count="764" meta:non-whitespace-character-count="739"/>
  </office:meta>
</office:document-meta>
</file>